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8.731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084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942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0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1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2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16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1pt"/>
    </style:style>
    <style:style style:name="P2" style:family="paragraph">
      <style:paragraph-properties fo:margin-left="0.635cm" fo:margin-right="0cm" fo:margin-top="0cm" fo:margin-bottom="0cm" fo:line-height="100%" fo:text-indent="-0.635cm" style:text-autospace="none"/>
      <style:text-properties fo:font-size="21pt"/>
    </style:style>
    <style:style style:name="P3" style:family="paragraph">
      <style:paragraph-properties fo:margin-left="0.635cm" fo:margin-right="0cm" fo:margin-top="0cm" fo:margin-bottom="0cm" fo:line-height="100%" fo:text-indent="0cm" style:text-autospace="non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21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1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fo:font-size="21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35cm" style:text-autospace="none"/>
      <style:text-properties fo:color="#ffffff" fo:font-size="21pt" style:text-underline-style="none" style:font-size-asian="28pt" style:font-size-complex="28pt"/>
    </style:style>
    <style:style style:name="P10" style:family="paragraph">
      <style:paragraph-properties fo:line-height="100%"/>
      <style:text-properties fo:font-size="21pt"/>
    </style:style>
    <style:style style:name="P11" style:family="paragraph">
      <loext:graphic-properties draw:fill="none" draw:fill-color="#ffffff"/>
      <style:paragraph-properties fo:line-height="100%"/>
      <style:text-properties fo:color="#ffffff" fo:font-size="21pt" style:text-underline-style="none" style:font-size-asian="28pt" style:font-size-complex="2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margin-left="0.635cm" fo:margin-right="0cm" fo:margin-top="0cm" fo:margin-bottom="0cm" fo:text-indent="0cm" style:text-autospace="none"/>
      <style:text-properties fo:font-size="21pt"/>
    </style:style>
    <style:style style:name="P15" style:family="paragraph">
      <style:paragraph-properties fo:margin-left="0cm" fo:margin-right="0cm" fo:margin-top="0cm" fo:margin-bottom="0cm" fo:line-height="100%" fo:text-indent="0cm" style:text-autospace="none"/>
      <style:text-properties fo:font-size="21pt"/>
    </style:style>
    <style:style style:name="P16" style:family="paragraph">
      <loext:graphic-properties draw:fill="none" draw:fill-color="#ffffff"/>
      <style:paragraph-properties fo:margin-left="0.635cm" fo:margin-right="0cm" fo:margin-top="0cm" fo:margin-bottom="0cm" fo:line-height="100%" fo:text-indent="0cm" style:text-autospace="none"/>
      <style:text-properties fo:color="#ffffff" fo:font-size="21pt" style:text-underline-style="none" style:font-size-asian="28pt" style:font-size-complex="2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fo:font-size="21pt" style:text-underline-style="none" style:font-size-asian="28pt" style:font-size-complex="28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2" style:family="text">
      <style:text-properties fo:color="#ffffff" style:font-name="Segoe UI" fo:font-size="26pt" fo:text-shadow="1pt 1pt" style:text-underline-style="none" fo:font-weight="normal" style:font-name-asian="Segoe UI1" style:font-size-asian="26pt" style:font-weight-asian="normal" style:font-name-complex="Segoe UI1" style:font-size-complex="26pt" style:font-weight-complex="normal"/>
    </style:style>
    <style:style style:name="T3" style:family="text">
      <style:text-properties fo:color="#ffffff" style:font-name="Segoe UI" fo:font-size="16pt" fo:text-shadow="1pt 1pt" style:text-underline-style="none" fo:font-weight="normal" style:font-name-asian="Segoe UI1" style:font-size-asian="16pt" style:font-weight-asian="normal" style:font-name-complex="Segoe UI1" style:font-size-complex="16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d320" style:font-name="Arial" fo:font-size="32pt" fo:text-shadow="1pt 1pt" fo:font-weight="normal" style:font-name-asian="Arial1" style:font-size-asian="32pt" style:font-weight-asian="normal" style:font-name-complex="Arial1" style:font-size-complex="32pt" style:font-weight-complex="normal"/>
    </style:style>
    <style:style style:name="T6" style:family="text">
      <style:text-properties fo:color="#c5000b" style:font-name="Segoe UI" fo:font-size="32pt" fo:text-shadow="1pt 1pt" fo:font-weight="normal" style:font-name-asian="Arial1" style:font-size-asian="32pt" style:font-weight-asian="normal" style:font-name-complex="Arial1" style:font-size-complex="32pt" style:font-weight-complex="normal"/>
    </style:style>
    <style:style style:name="T7" style:family="text">
      <style:text-properties fo:color="#ffffff" style:font-name="Arial" fo:font-size="28pt" fo:text-shadow="1pt 1pt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T8" style:family="text">
      <style:text-properties fo:color="#c5000b" style:font-name="Arial" fo:font-size="28pt" fo:text-shadow="1pt 1pt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T9" style:family="text">
      <style:text-properties fo:color="#ffd320" style:font-name="Arial" fo:font-size="28pt" fo:text-shadow="1pt 1pt" style:text-underline-style="none" fo:font-weight="normal" style:font-name-asian="Arial1" style:font-size-asian="28pt" style:font-weight-asian="normal" style:font-name-complex="Arial1" style:font-size-complex="28pt" style:font-weight-complex="normal"/>
    </style:style>
    <style:style style:name="T10" style:family="text">
      <style:text-properties fo:color="#ffffff" style:font-name="Segoe UI" fo:font-size="32pt" fo:text-shadow="1pt 1pt" style:text-underline-style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1" style:family="text">
      <style:text-properties fo:color="#ffffff" style:font-name="Segoe UI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T12" style:family="text">
      <style:text-properties fo:color="#ffffff" style:text-outline="false" style:text-line-through-style="none" style:text-line-through-type="none" style:font-name="Arial" fo:font-size="28pt" fo:font-style="normal" fo:text-shadow="1pt 1pt" style:text-underline-style="none" fo:font-weight="bold" style:letter-kerning="true" style:font-name-asian="Segoe UI1" style:font-size-asian="28pt" style:font-style-asian="normal" style:font-weight-asian="bold" style:font-name-complex="Segoe UI1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d320" style:text-outline="false" style:text-line-through-style="none" style:text-line-through-type="none" style:font-name="Arial" fo:font-size="32pt" fo:font-style="normal" fo:text-shadow="1pt 1pt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5000b" style:text-outline="false" style:text-line-through-style="none" style:text-line-through-type="none" style:font-name="Arial" fo:font-size="28pt" fo:font-style="normal" fo:text-shadow="1pt 1pt" style:text-underline-style="none" fo:font-weight="bold" style:letter-kerning="true" style:font-name-asian="Segoe UI1" style:font-size-asian="28pt" style:font-style-asian="normal" style:font-weight-asian="bold" style:font-name-complex="Segoe UI1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c5000b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style:text-outline="false" style:text-line-through-style="none" style:text-line-through-type="none" style:font-name="Segoe UI" fo:font-size="32pt" fo:font-style="normal" fo:text-shadow="1pt 1pt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Segoe UI" fo:font-size="29pt" fo:font-style="normal" fo:text-shadow="1pt 1pt" style:text-underline-style="none" fo:font-weight="normal" style:letter-kerning="true" style:font-name-asian="Segoe UI1" style:font-size-asian="29pt" style:font-style-asian="normal" style:font-weight-asian="normal" style:font-name-complex="Segoe UI1" style:font-size-complex="2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Segoe UI" fo:font-size="30pt" fo:font-style="normal" fo:text-shadow="1pt 1pt" style:text-underline-style="none" fo:font-weight="normal" style:letter-kerning="true" style:font-name-asian="Segoe UI1" style:font-size-asian="30pt" style:font-style-asian="normal" style:font-weight-asian="normal" style:font-name-complex="Segoe UI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4" draw:layer="layout" svg:width="25.146cm" svg:height="8.981cm" svg:x="1.524cm" svg:y="0.671cm">
          <draw:text-box>
            <text:p text:style-name="P1"><text:span text:style-name="T1">Te Deum</text:span><text:span text:style-name="T2"> </text:span><text:span text:style-name="T3">(LSB p.223)</text:span></text:p>
            <text:p text:style-name="P2"><text:span text:style-name="T4">C: </text:span><text:span text:style-name="T5">♫</text:span><text:span text:style-name="T6"> </text:span><text:span text:style-name="T4">We praise You, O God; we acknowledge You </text:span></text:p>
            <text:p text:style-name="P2"><text:span text:style-name="T4"><text:s text:c="12"/></text:span><text:span text:style-name="T4">to be the Lord.</text:span></text:p>
            <text:p text:style-name="P3"><text:span text:style-name="T4"><text:s text:c="3"/></text:span><text:span text:style-name="T4">All the earth now worships You, the Father </text:span></text:p>
            <text:p text:style-name="P3"><text:span text:style-name="T4"><text:s text:c="10"/></text:span><text:span text:style-name="T4">everlasting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7" draw:layer="layout" svg:width="24.638cm" svg:height="7.766cm" svg:x="1.778cm" svg:y="0.87cm">
          <draw:text-box>
            <text:p text:style-name="P6"><text:span text:style-name="T7"><text:s text:c="3"/></text:span><text:span text:style-name="T8"><text:s/></text:span><text:span text:style-name="T9">♫</text:span><text:span text:style-name="T10"> </text:span><text:span text:style-name="T4">To You all angels cry aloud, the heavens and </text:span></text:p>
            <text:p text:style-name="P6"><text:span text:style-name="T4"><text:s text:c="10"/></text:span><text:span text:style-name="T4">all the pow'rs therein.</text:span></text:p>
            <text:p text:style-name="P3"><text:span text:style-name="T4"><text:s text:c="3"/></text:span><text:span text:style-name="T4">To You cherubim and seraphim continually </text:span></text:p>
            <text:p text:style-name="P3"><text:span text:style-name="T4"><text:s text:c="8"/></text:span><text:span text:style-name="T4">do cry:</text:span></text:p>
            <text:p text:style-name="P3"><text:span text:style-name="T11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9" draw:layer="layout" svg:width="25.908cm" svg:height="5.334cm" svg:x="1.016cm" svg:y="0.762cm">
          <draw:text-box>
            <text:p text:style-name="P2"><text:span text:style-name="T12"><text:s text:c="5"/></text:span><text:span text:style-name="T13">♫</text:span><text:span text:style-name="T14"> </text:span><text:span text:style-name="T15">Holy, holy, holy, Lord God of Sabaoth;</text:span></text:p>
            <text:p text:style-name="P3"><text:span text:style-name="T10"><text:s text:c="3"/></text:span><text:span text:style-name="T10">heaven and earth are full of the majesty of Your </text:span></text:p>
            <text:p text:style-name="P3"><text:span text:style-name="T10"><text:s text:c="7"/></text:span><text:span text:style-name="T10">glory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9" draw:layer="layout" svg:width="25.908cm" svg:height="7.112cm" svg:x="1.016cm" svg:y="0.762cm">
          <draw:text-box>
            <text:p text:style-name="P2"><text:span text:style-name="T12"><text:s text:c="4"/></text:span><text:span text:style-name="T16"><text:s/></text:span><text:span text:style-name="T13">♫</text:span><text:span text:style-name="T17"> </text:span><text:span text:style-name="T10">The glorious company of the apostles praise </text:span></text:p>
            <text:p text:style-name="P3"><text:span text:style-name="T10"><text:s text:c="8"/></text:span><text:span text:style-name="T10">You.</text:span></text:p>
            <text:p text:style-name="P3"><text:span text:style-name="T10"><text:s text:c="3"/></text:span><text:span text:style-name="T10">The goodly fellowship of the prophets praise </text:span></text:p>
            <text:p text:style-name="P3"><text:span text:style-name="T10"><text:s text:c="8"/></text:span><text:span text:style-name="T10">You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11" draw:layer="layout" svg:width="26.416cm" svg:height="8.192cm" svg:x="0.762cm" svg:y="0.698cm">
          <draw:text-box>
            <text:p text:style-name="P10"><text:span text:style-name="T12"><text:s text:c="4"/></text:span><text:span text:style-name="T18"><text:s/></text:span><text:span text:style-name="T13">♫</text:span><text:span text:style-name="T14"> </text:span><text:span text:style-name="T15">The noble army of martyrs praise You.</text:span></text:p>
            <text:p text:style-name="P3"><text:span text:style-name="T15"><text:s text:c="3"/></text:span><text:span text:style-name="T15">The holy Church throughout all the world does </text:span></text:p>
            <text:p text:style-name="P3"><text:span text:style-name="T15"><text:s text:c="10"/></text:span><text:span text:style-name="T15">acknowledge You.</text:span></text:p>
            <text:p text:style-name="P3"><text:span text:style-name="T15"><text:s text:c="3"/></text:span><text:span text:style-name="T19">The Father of an infinite majesty; Your adorable, true, </text:span></text:p>
            <text:p text:style-name="P3"><text:span text:style-name="T15"><text:s text:c="2"/></text:span><text:span text:style-name="T20">and only Son; also the Holy Ghost, the Comfort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" draw:text-style-name="P11" draw:layer="layout" svg:width="24.638cm" svg:height="3.257cm" svg:x="1.524cm" svg:y="0.807cm">
          <draw:text-box>
            <text:p text:style-name="P10"><text:span text:style-name="T12"><text:s text:c="5"/></text:span><text:span text:style-name="T13">♫</text:span><text:span text:style-name="T14"> </text:span><text:span text:style-name="T15">You are the king of glory, O Christ;</text:span></text:p>
            <text:p text:style-name="P3"><text:span text:style-name="T15"><text:s text:c="3"/></text:span><text:span text:style-name="T15">You are the everlasting Son of the Fath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1" draw:layer="layout" svg:width="25.908cm" svg:height="7.874cm" svg:x="1.016cm" svg:y="0.762cm">
          <draw:text-box>
            <text:p text:style-name="P10"><text:span text:style-name="T12"><text:s text:c="3"/></text:span><text:span text:style-name="T13">♫</text:span><text:span text:style-name="T14"> </text:span><text:span text:style-name="T15">When You took upon Yourself to deliver man,</text:span></text:p>
            <text:p text:style-name="P3"><text:span text:style-name="T15"><text:s/></text:span><text:span text:style-name="T15">You humbled Yourself to be born of a virgin.</text:span></text:p>
            <text:p text:style-name="P3"><text:span text:style-name="T15"><text:s/></text:span><text:span text:style-name="T15">When You had overcome the sharpness of death,</text:span></text:p>
            <text:p text:style-name="P3"><text:span text:style-name="T15"><text:s/></text:span><text:span text:style-name="T15">You opened the kingdom of heaven to all </text:span></text:p>
            <text:p text:style-name="P3"><text:span text:style-name="T15"><text:s text:c="9"/></text:span><text:span text:style-name="T15">believers.</text:span></text:p>
          </draw:text-box>
        </draw:frame>
        <draw:frame draw:style-name="gr9" draw:text-style-name="P13" draw:layer="layout" svg:width="2.54cm" svg:height="0.954cm" svg:x="13.716cm" svg:y="12.192cm">
          <draw:text-box>
            <text:p text:style-name="P12"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0" draw:text-style-name="P11" draw:layer="layout" svg:width="25.654cm" svg:height="7.438cm" svg:x="1.27cm" svg:y="0.69cm">
          <draw:text-box>
            <text:p text:style-name="P10"><text:span text:style-name="T12"><text:s text:c="6"/></text:span><text:span text:style-name="T13">♫</text:span><text:span text:style-name="T14"> </text:span><text:span text:style-name="T15">You sit at the right hand of God</text:span></text:p>
            <text:p text:style-name="P3"><text:span text:style-name="T15"><text:s text:c="10"/></text:span><text:span text:style-name="T15">in the glory of the Father.</text:span></text:p>
            <text:p text:style-name="P3"><text:span text:style-name="T15"><text:s text:c="4"/></text:span><text:span text:style-name="T15">We believe that You will come</text:span></text:p>
            <text:p text:style-name="P3"><text:span text:style-name="T15"><text:s text:c="10"/></text:span><text:span text:style-name="T15">to be our judge.</text:span></text:p>
            <text:p text:style-name="P14"><text:span text:style-name="T12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1" draw:text-style-name="P16" draw:layer="layout" svg:width="26.162cm" svg:height="8.509cm" svg:x="0.762cm" svg:y="0.762cm">
          <draw:text-box>
            <text:p text:style-name="P3"><text:span text:style-name="T12"><text:s text:c="3"/></text:span><text:span text:style-name="T13">♫</text:span><text:span text:style-name="T14"> </text:span><text:span text:style-name="T15">We therefore pray You to help Your servants,</text:span></text:p>
            <text:p text:style-name="P3"><text:span text:style-name="T15"><text:s text:c="3"/></text:span><text:span text:style-name="T15">whom You have redeemed with Your precious <text:s/></text:span></text:p>
            <text:p text:style-name="P3"><text:span text:style-name="T15"><text:s text:c="9"/></text:span><text:span text:style-name="T15">blood.</text:span></text:p>
            <text:p text:style-name="P3"><text:span text:style-name="T15"><text:s text:c="3"/></text:span><text:span text:style-name="T15">Make them to be numbered with Your saints in </text:span></text:p>
            <text:p text:style-name="P15"><text:span text:style-name="T15"><text:s text:c="11"/></text:span><text:span text:style-name="T15">glory everlast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2" draw:text-style-name="P17" draw:layer="layout" svg:width="25.908cm" svg:height="7.766cm" svg:x="1.016cm" svg:y="0.616cm">
          <draw:text-box>
            <text:p text:style-name="P15"><text:span text:style-name="T12"><text:s/></text:span><text:span text:style-name="T21"><text:s text:c="4"/></text:span><text:span text:style-name="T13">♫</text:span><text:span text:style-name="T14"> </text:span><text:span text:style-name="T15">O Lord, save Your people and bless Your </text:span></text:p>
            <text:p text:style-name="P15"><text:span text:style-name="T15"><text:s text:c="11"/></text:span><text:span text:style-name="T15">heritage.</text:span><text:span text:style-name="T15"><text:line-break/></text:span><text:span text:style-name="T15"> <text:s text:c="4"/>Govern them and lift them up forever.</text:span><text:span text:style-name="T15"><text:line-break/></text:span><text:span text:style-name="T15"> <text:s text:c="4"/>Day by day we magnify You.</text:span><text:span text:style-name="T15"><text:line-break/></text:span><text:span text:style-name="T15"> <text:s text:c="4"/>And we worship Your name forever and ev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3" draw:text-style-name="P11" draw:layer="layout" svg:width="26.67cm" svg:height="9.413cm" svg:x="0.762cm" svg:y="0.762cm">
          <draw:text-box>
            <text:p text:style-name="P10"><text:span text:style-name="T12"><text:s text:c="3"/></text:span><text:span text:style-name="T21"><text:s/></text:span><text:span text:style-name="T13">♫</text:span><text:span text:style-name="T14"> </text:span><text:span text:style-name="T15">Grant, O Lord, to keep us this day without sin.</text:span><text:span text:style-name="T15"><text:line-break/></text:span><text:span text:style-name="T15"> <text:s text:c="3"/>O Lord, have mercy upon us, have mercy upon us.</text:span><text:span text:style-name="T15"><text:line-break/></text:span><text:span text:style-name="T15"> <text:s text:c="3"/>O Lord, let Your mercy be upon us, as our trust </text:span></text:p>
            <text:p text:style-name="P10"><text:span text:style-name="T15"><text:s text:c="10"/></text:span><text:span text:style-name="T15">is in You.</text:span><text:span text:style-name="T15"><text:line-break/></text:span><text:span text:style-name="T15"> <text:s text:c="3"/>O Lord, in You have I trusted; let me never be </text:span></text:p>
            <text:p text:style-name="P15"><text:span text:style-name="T15"><text:s text:c="10"/></text:span><text:span text:style-name="T15">confound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09:47:03.001000000</meta:creation-date>
    <dc:date>2016-04-08T09:49:57.141000000</dc:date>
    <meta:editing-duration>PT2M54S</meta:editing-duration>
    <meta:editing-cycles>1</meta:editing-cycles>
    <meta:generator>LibreOffice/5.1.1.3$Windows_X86_64 LibreOffice_project/89f508ef3ecebd2cfb8e1def0f0ba9a803b88a6d</meta:generator>
    <meta:document-statistic meta:object-count="55"/>
  </office:meta>
</office:document-meta>
</file>